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7_13-16-47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7_16-01-39_000.jpg</text:p>
          </table:table-cell>
          <table:table-cell table:style-name="ce11" office:value-type="string">
            <text:p>:m RES 1*3 / free# JVEMV6 68#_106:1 / 68. theoretical-physics(tp) / w=~,topics=ハッセ図,other=mem+;q+:id=INDA:SETTLED,s=~,i=~,doc=r-7-3~6</text:p>
          </table:table-cell>
          <table:table-cell table:style-name="ce11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3]=&quot;&quot;;[.C3];CONCATENATE([.C3];&quot; / &quot;;[.E3]))" office:value-type="string" office:string-value=":m RES 1*3 / free# JVEMV6 68#_106:1 / 68. theoretical-physics(tp) / w=~,topics=ハッセ図,other=mem+;q+:id=INDA:SETTLED,s=~,i=~,doc=r-7-3~6">
            <text:p>:m RES 1*3 / free# JVEMV6 68#_106:1 / 68. theoretical-physics(tp) / w=~,topics=ハッセ図,other=mem+;q+:id=INDA:SETTLED,s=~,i=~,doc=r-7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7_16-02-00_000.jpg</text:p>
          </table:table-cell>
          <table:table-cell table:style-name="ce4" office:value-type="string">
            <text:p>:m RES 2*3 / free# JVEMV6 68#_106:1 / 68. theoretical-physics(tp) / w=~,topics=ハッセ図,other=orig+:半順序;orig+,s=~,i=~,doc=r-7-3~6</text:p>
          </table:table-cell>
          <table:table-cell table:style-name="ce11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4]=&quot;&quot;;[.C4];CONCATENATE([.C4];&quot; / &quot;;[.E4]))" office:value-type="string" office:string-value=":m RES 2*3 / free# JVEMV6 68#_106:1 / 68. theoretical-physics(tp) / w=~,topics=ハッセ図,other=orig+:半順序;orig+,s=~,i=~,doc=r-7-3~6">
            <text:p>:m RES 2*3 / free# JVEMV6 68#_106:1 / 68. theoretical-physics(tp) / w=~,topics=ハッセ図,other=orig+:半順序;orig+,s=~,i=~,doc=r-7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7_16-02-17_000.jpg</text:p>
          </table:table-cell>
          <table:table-cell table:style-name="ce11" office:value-type="string">
            <text:p>:m RES 3*3 / free# JVEMV6 68#_106:1 / 68. theoretical-physics(tp) / w=~,topics=ハッセ図,other=mem+:推移律,s=~,i=~,doc=r-7-3~6</text:p>
          </table:table-cell>
          <table:table-cell table:style-name="ce11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5]=&quot;&quot;;[.C5];CONCATENATE([.C5];&quot; / &quot;;[.E5]))" office:value-type="string" office:string-value=":m RES 3*3 / free# JVEMV6 68#_106:1 / 68. theoretical-physics(tp) / w=~,topics=ハッセ図,other=mem+:推移律,s=~,i=~,doc=r-7-3~6">
            <text:p>:m RES 3*3 / free# JVEMV6 68#_106:1 / 68. theoretical-physics(tp) / w=~,topics=ハッセ図,other=mem+:推移律,s=~,i=~,doc=r-7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7_19-08-21_000.jpg</text:p>
          </table:table-cell>
          <table:table-cell table:style-name="ce11" office:value-type="string">
            <text:p>:m RES 1*1 / free# JVEMV6 68#_106:2 / 68. theoretical-physics(tp) / w=~,topics=集合の分割,other=thoerem+:単集合の分割Pは、単集合,s=~,i=~,doc=r-7-3~6</text:p>
          </table:table-cell>
          <table:table-cell table:style-name="ce11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6]=&quot;&quot;;[.C6];CONCATENATE([.C6];&quot; / &quot;;[.E6]))" office:value-type="string" office:string-value=":m RES 1*1 / free# JVEMV6 68#_106:2 / 68. theoretical-physics(tp) / w=~,topics=集合の分割,other=thoerem+:単集合の分割Pは、単集合,s=~,i=~,doc=r-7-3~6">
            <text:p>:m RES 1*1 / free# JVEMV6 68#_106:2 / 68. theoretical-physics(tp) / w=~,topics=集合の分割,other=thoerem+:単集合の分割Pは、単集合,s=~,i=~,doc=r-7-3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7_19-08-43_000.jpg</text:p>
          </table:table-cell>
          <table:table-cell table:style-name="ce18" office:value-type="string">
            <text:p>:m / 1*1 / percussion,rythm / session-memo / s.1:item=やかん,hitter=hand:both,pieces=~,genr=pattern-atom,R=~</text:p>
          </table:table-cell>
          <table:table-cell table:style-name="ce11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8" table:formula="of:=IF([.E7]=&quot;&quot;;[.C7];CONCATENATE([.C7];&quot; / &quot;;[.E7]))" office:value-type="string" office:string-value=":m / 1*1 / percussion,rythm / session-memo / s.1:item=やかん,hitter=hand:both,pieces=~,genr=pattern-atom,R=~">
            <text:p>:m / 1*1 / percussion,rythm / session-memo / s.1:item=やかん,hitter=hand:both,pieces=~,genr=pattern-atom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7_21-02-54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8_04-19-39_000.jpg</text:p>
          </table:table-cell>
          <table:table-cell table:style-name="ce19" office:value-type="string">
            <text:p>:m other / log / 寝る前　ウェブ閲覧　記録　（for オナニー） / 了</text:p>
          </table:table-cell>
          <table:table-cell table:style-name="ce11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8_04-19-46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8_09-29-00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8_09-39-09_000.jpg</text:p>
          </table:table-cell>
          <table:table-cell table:style-name="ce18" office:value-type="string">
            <text:p>:m RES 1*1 / free# JVEMV6 68#_id=80F7:1 / 68. theoretical-physics(tp) / w=~,topics=ハッセ図,other=q+:頂点の文字列：数字で表せるか</text:p>
          </table:table-cell>
          <table:table-cell table:style-name="ce18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12]=&quot;&quot;;[.C12];CONCATENATE([.C12];&quot; / &quot;;[.E12]))" office:value-type="string" office:string-value=":m RES 1*1 / free# JVEMV6 68#_id=80F7:1 / 68. theoretical-physics(tp) / w=~,topics=ハッセ図,other=q+:頂点の文字列：数字で表せるか">
            <text:p>:m RES 1*1 / free# JVEMV6 68#_id=80F7:1 / 68. theoretical-physics(tp) / w=~,topics=ハッセ図,other=q+:頂点の文字列：数字で表せる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9-28_09-59-50_000.jpg</text:p>
          </table:table-cell>
          <table:table-cell table:style-name="ce8" office:value-type="string">
            <text:p>:m RES #*# / free# JVEMV6 76#_id=0DFH:1 / 76. theoretical-physics(tp) / w=~,topics=物体が落下して、水に入る。yメートル、沈む,other=conc+,s=~,i=~,doc=~</text:p>
          </table:table-cell>
          <table:table-cell table:style-name="ce11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13]=&quot;&quot;;[.C13];CONCATENATE([.C13];&quot; / &quot;;[.E13]))" office:value-type="string" office:string-value=":m RES #*# / free# JVEMV6 76#_id=0DFH:1 / 76. theoretical-physics(tp) / w=~,topics=物体が落下して、水に入る。yメートル、沈む,other=conc+,s=~,i=~,doc=~">
            <text:p>:m RES #*# / free# JVEMV6 76#_id=0DFH:1 / 76. theoretical-physics(tp) / w=~,topics=物体が落下して、水に入る。yメートル、沈む,other=conc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8">2021/09/28</text:date>, <text:time>10:2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8T10:29:36.46</dc:date>
    <dc:creator>iwabuchi ken</dc:creator>
    <meta:editing-duration>P37DT15H55M8S</meta:editing-duration>
    <meta:editing-cycles>13418</meta:editing-cycles>
    <meta:document-statistic meta:table-count="1" meta:cell-count="454" meta:object-count="0"/>
  </office:meta>
</office:document-meta>
</file>